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Par 2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5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8"/>
          <table:table-cell table:style-name="ce3" table:number-columns-repeated="1016"/>
        </table:table-row>
        <table:table-row table:style-name="ro1">
          <table:table-cell table:number-columns-repeated="8"/>
          <table:table-cell table:style-name="ce4" office:value-type="string" calcext:value-type="string">
            <text:p>Top level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Vector control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Main part contro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Controll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Instrument edit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Kit edit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4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AddSynth main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AddSynth voice window – voice numbers 0 to 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Sub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PadSynth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nverse hal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Oscillators window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Ilmt, Clip, Asym2, Pow2, Sgm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os, Sin, Lsh, 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Harmonics ins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Resonance win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Graph Ins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LFO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Engine is 2 for PadSynth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LFO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LF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Filter parameters insert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This must be 136 for the filter component of DynFil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Formant ed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o.</text:p>
          </table:table-cell>
          <table:table-cell office:value-type="string" calcext:value-type="string">
            <text:p>vowel no.</text:p>
          </table:table-cell>
          <table:table-cell office:value-type="string" calcext:value-type="string">
            <text:p>Amplitud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Envelope inser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1 is Frequency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2 is Filter envelop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Parameter 3 is Bandwidth envelope (SubSynth only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Free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Graph po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6" office:value-type="string" calcext:value-type="string">
            <text:p>Returns ‘Par 2’ number of defined poi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(0 to 39) + 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-127</text:p>
          </table:table-cell>
          <table:table-cell table:style-name="ce6" office:value-type="string" calcext:value-type="string">
            <text:p>Add point - 'Control’ is point number. ‘Par 2’ is X incremental value, ‘Value’ is Y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6" office:value-type="string" calcext:value-type="string">
            <text:p>Delete point - 'Control’ is point number. Returns ‘Par 2’ <text:s/>number of points remain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-127</text:p>
          </table:table-cell>
          <table:table-cell office:value-type="string" calcext:value-type="string">
            <text:p>Adjust - 'Control’ is point number, ‘Par 2’ is X incremental value, ‘Value’ is Y valu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Insertion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System Effect Selecto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Sen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" office:value-type="string" calcext:value-type="string">
            <text:p>Effect Insert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or insertion effects part number is 24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ormal part effects are numbers 0 to 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5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7:02:04.923950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0T18:09:29.907535779</dc:date>
    <meta:editing-duration>P1DT2H57M55S</meta:editing-duration>
    <meta:editing-cycles>131</meta:editing-cycles>
    <meta:generator>LibreOffice/5.2.0.4$Linux_X86_64 LibreOffice_project/20m0$Build-4</meta:generator>
    <meta:document-statistic meta:table-count="1" meta:cell-count="2812" meta:object-count="0"/>
  </office:meta>
</office:document-meta>
</file>